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iberation Sans2" svg:font-family="'Liberation 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style:font-name="FreeSerif" fo:font-size="9pt" fo:font-weight="normal" style:font-size-asian="9pt" style:font-weight-asian="normal" style:font-size-complex="9pt" style:font-weight-complex="normal"/>
    </style:style>
    <style:style style:name="P2" style:family="paragraph" style:parent-style-name="Standard">
      <style:text-properties style:font-name="FreeSerif" fo:font-size="9pt" fo:font-weight="normal" officeooo:rsid="000dd154" officeooo:paragraph-rsid="000dd154" style:font-size-asian="9pt" style:font-weight-asian="normal" style:font-size-complex="9pt" style:font-weight-complex="normal"/>
    </style:style>
    <style:style style:name="P3" style:family="paragraph" style:parent-style-name="Standard">
      <style:text-properties style:font-name="FreeSerif" fo:font-size="9pt" fo:font-weight="normal" officeooo:rsid="000dee75" officeooo:paragraph-rsid="000dee75" style:font-size-asian="9pt" style:font-weight-asian="normal" style:font-size-complex="9pt" style:font-weight-complex="normal"/>
    </style:style>
    <style:style style:name="T1" style:family="text">
      <style:text-properties officeooo:rsid="000dd154"/>
    </style:style>
    <style:style style:name="T2" style:family="text">
      <style:text-properties officeooo:rsid="000dee75"/>
    </style:style>
    <style:style style:name="T3" style:family="text">
      <style:text-properties officeooo:rsid="000fba25"/>
    </style:style>
    <style:style style:name="T4" style:family="text">
      <style:text-properties officeooo:rsid="00111b0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s Reconnaissance Orbiter</text:p>
      <text:p text:style-name="P1"><text:tab/>Payload: 139kg</text:p>
      <text:p text:style-name="P1"><text:tab/>Propulsion:<text:tab/>1175L, 1187kg Hydrazine monopropellent</text:p>
      <text:p text:style-name="P1"><text:tab/><text:tab/><text:tab/>6 large thruster, each 170N</text:p>
      <text:p text:style-name="P1"><text:tab/><text:tab/><text:tab/>6 medium thruster, each 22N</text:p>
      <text:p text:style-name="P1"><text:tab/><text:tab/><text:tab/>8 small thruster, each 0.9N</text:p>
      <text:p text:style-name="P1"/>
      <text:p text:style-name="P1">Mars Orbiter Mission</text:p>
      <text:p text:style-name="P1"><text:tab/>Payload: 13.4k<text:span text:style-name="T3">g</text:span></text:p>
      <text:p text:style-name="P1"><text:tab/>Propulsion:<text:tab/><text:span text:style-name="T4">Liquid fuel engine. </text:span>852kg totally</text:p>
      <text:p text:style-name="P1"><text:tab/><text:tab/><text:tab/>1 large thruster, 440N</text:p>
      <text:p text:style-name="P1"><text:tab/><text:tab/><text:tab/>8 medium thruster, 22N</text:p>
      <text:p text:style-name="P1"/>
      <text:p text:style-name="P1">Mars express</text:p>
      <text:p text:style-name="P1"><text:tab/>Payload: 113kg</text:p>
      <text:p text:style-name="P1"><text:tab/>Propulsion:<text:tab/>267L, 595kg bipropellant</text:p>
      <text:p text:style-name="P1"><text:tab/><text:tab/><text:tab/>400N thruster</text:p>
      <text:p text:style-name="P1"/>
      <text:p text:style-name="P1">ExoMars Trace Gas Orbiter</text:p>
      <text:p text:style-name="P1"><text:tab/>Payload: 113.8kg</text:p>
      <text:p text:style-name="P1"><text:tab/>Propulsion:<text:tab/>bipropellent</text:p>
      <text:p text:style-name="P1"><text:tab/><text:tab/><text:tab/>424N thruster</text:p>
      <text:p text:style-name="P1"/>
      <text:p text:style-name="P1">Viking program</text:p>
      <text:p text:style-name="P1"><text:tab/>Payload: 91kg</text:p>
      <text:p text:style-name="P1"><text:tab/>Propulsion: <text:tab/>monopropellent</text:p>
      <text:p text:style-name="P1"><text:tab/><text:tab/><text:tab/>32N thruster</text:p>
      <text:p text:style-name="P1"/>
      <text:p text:style-name="P1">Monopropellent:</text:p>
      <text:p text:style-name="P1"><text:tab/><text:span text:style-name="T1">Exothermic chemical decomposition.</text:span></text:p>
      <text:p text:style-name="P1"><text:tab/><text:span text:style-name="T1">low-impulse rocket motor.</text:span></text:p>
      <text:p text:style-name="P1"><text:tab/><text:span text:style-name="T2">Pro: Simple and robust</text:span></text:p>
      <text:p text:style-name="P3"><text:tab/>Cons: <text:span text:style-name="T3">Not as efficient as bipropellent</text:span></text:p>
      <text:p text:style-name="P1"/>
      <text:p text:style-name="P1">Bipropellent: </text:p>
      <text:p text:style-name="P1"><text:tab/><text:span text:style-name="T2">Liquid propellant</text:span></text:p>
      <text:p text:style-name="P1"><text:tab/><text:span text:style-name="T2">Pro: High density, small size. Use turbopumps to reduce the internal pressure. High mass ratio. </text:span></text:p>
      <text:p text:style-name="P1"><text:tab/><text:span text:style-name="T2">Cons: Complicate</text:span></text:p>
      <text:p text:style-name="P1"><text:tab/></text:p>
      <text:p text:style-name="P2"/>
      <text:p text:style-name="P2">The only one with a similar size <text:span text:style-name="T3">as ours is the Mars Orbiter Mission. The 440N thruster is used for orbit rising and the 8 thrusters are used for orbital control. It uses bipropellent which we also can use for its efficiency. It uses MMH and N2O4 combination as its propellent. Both of them are very toxic and corrosiv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Liberation Sans2" svg:font-family="'Liberation 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iberation Sans2" style:font-family-complex="'Liberation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iberation Sans2" style:font-family-complex="'Liberation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2" style:font-family-complex="'Liberation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14:49:23.403932003</meta:creation-date>
    <dc:date>2017-11-30T15:58:12.489415766</dc:date>
    <meta:editing-duration>PT17M47S</meta:editing-duration>
    <meta:editing-cycles>3</meta:editing-cycles>
    <meta:generator>LibreOffice/5.4.1.2$Linux_X86_64 LibreOffice_project/40m0$Build-2</meta:generator>
    <meta:document-statistic meta:table-count="0" meta:image-count="0" meta:object-count="0" meta:page-count="1" meta:paragraph-count="34" meta:word-count="168" meta:character-count="1155" meta:non-whitespace-character-count="974"/>
  </office:meta>
</office:document-meta>
</file>